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style:font-name="Verdana"/>
    </style:style>
    <style:style style:name="P5" style:family="paragraph" style:parent-style-name="Standard" style:list-style-name="L2">
      <style:text-properties style:font-name="Verdana"/>
    </style:style>
    <style:style style:name="P6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Actores</text:p>
      <text:p text:style-name="P1"/>
      <text:list xml:id="list38230730" text:style-name="L1">
        <text:list-item>
          <text:p text:style-name="P4"><text:span text:style-name="T2">Cliente:</text:span> Persona interesada en efectuar el traslado de una carga.</text:p>
        </text:list-item>
        <text:list-item>
          <text:p text:style-name="P4"><text:span text:style-name="T1">Cliente Regular:</text:span> Cliente que efectúa envíos regularmente.</text:p>
        </text:list-item>
        <text:list-item>
          <text:p text:style-name="P4"><text:span text:style-name="T1">Empleado:</text:span> Responsable de atención al cliente.</text:p>
        </text:list-item>
        <text:list-item>
          <text:p text:style-name="P4"><text:span text:style-name="T1">Despachante:</text:span> Responsable del manejo de las entregas en los puntos de carga.</text:p>
        </text:list-item>
        <text:list-item>
          <text:p text:style-name="P4"><text:span text:style-name="T1">Empleado Logística:</text:span> Responsable del diseño y modificación de todo lo que respecta a las rutas y el transporte. </text:p>
          <text:p text:style-name="P4"/>
        </text:list-item>
      </text:list>
      <text:p text:style-name="P1"/>
      <text:p text:style-name="P3">Descripción Casos de Uso</text:p>
      <text:p text:style-name="P2"/>
      <text:list xml:id="list38218916" text:style-name="L2">
        <text:list-item>
          <text:p text:style-name="P5"><text:span text:style-name="T1">Mantener Envío:</text:span> Provee la funcionalidad para dar de alta, baja o modificar <text:s/>un envío, y permite seleccionar envíos preestablecidos (Plantillas). </text:p>
        </text:list-item>
        <text:list-item>
          <text:p text:style-name="P5"><text:span text:style-name="T1">Mantener Cliente:</text:span> Alta, baja o modificación de un cliente regular.</text:p>
        </text:list-item>
        <text:list-item>
          <text:p text:style-name="P5"><text:span text:style-name="T1">Seleccionar ruta:</text:span> Provee la funcionalidad para poder seleccionar las distintas rutas posibles de envío, diferenciando las mismas por tipo de transporte , por tramo y precio.</text:p>
        </text:list-item>
        <text:list-item>
          <text:p text:style-name="P5"><text:span text:style-name="T1">Registrar Pago:</text:span> Registro de pago de un envío</text:p>
        </text:list-item>
        <text:list-item>
          <text:p text:style-name="P5"><text:span text:style-name="T1">Mantener Punto de carga: </text:span><text:s/>Provee la funcionalidad para dar de alta, baja o modificar los puntos de carga.</text:p>
        </text:list-item>
        <text:list-item>
          <text:p text:style-name="P5"><text:span text:style-name="T1">Mantener Ruta:</text:span> <text:s/>Provee la funcionalidad para dar de alta, baja o modificar las rutas de envío</text:p>
        </text:list-item>
        <text:list-item>
          <text:p text:style-name="P5"><text:span text:style-name="T1">Mantener Transportadora:</text:span> <text:s/>Provee la funcionalidad para dar de alta, baja o modificar Empresas transportadoras y tipos de transporte.</text:p>
        </text:list-item>
        <text:list-item>
          <text:p text:style-name="P5"><text:span text:style-name="T1">Consulta posición de carga:</text:span> Provee la funcionalidad para conocer el lugar en el que se encuentra una carga y la ruta que lleva.</text:p>
        </text:list-item>
        <text:list-item>
          <text:p text:style-name="P5"><text:span text:style-name="T1">Registrar ingreso carga:</text:span> Provee la funcionalidad para registrar el ingreso de un envío en un punto de carga.</text:p>
        </text:list-item>
        <text:list-item>
          <text:p text:style-name="P5"><text:span text:style-name="T1">Registrar egreso de carga:</text:span> Provee la funcionalidad registrar el egreso de un envío de un punto de carga.</text:p>
        </text:list-item>
        <text:list-item>
          <text:p text:style-name="P5"><text:span text:style-name="T1">Registrar entrega de carga:</text:span> Provee la funcionalidad para registrar <text:s/>que un envío llego a destino, y fue recibido por el cliente.</text:p>
          <text:p text:style-name="P6"><text:s/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ín Luoni</meta:initial-creator>
    <meta:creation-date>2010-09-14T23:08:17.60</meta:creation-date>
    <dc:date>2010-09-23T18:25:52.14</dc:date>
    <dc:creator>Martín Luoni</dc:creator>
    <meta:editing-duration>PT02H32M55S</meta:editing-duration>
    <meta:editing-cycles>9</meta:editing-cycles>
    <meta:generator>OpenOffice.org/3.0$Win32 OpenOffice.org_project/300m9$Build-9358</meta:generator>
    <meta:document-statistic meta:table-count="0" meta:image-count="0" meta:object-count="0" meta:page-count="1" meta:paragraph-count="19" meta:word-count="272" meta:character-count="1639"/>
    <meta:user-defined meta:name="Información 1"/>
    <meta:user-defined meta:name="Información 2"/>
    <meta:user-defined meta:name="Información 3"/>
    <meta:user-defined meta:name="Información 4"/>
  </office:meta>
</office:document-meta>
</file>